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2417" calcext:value-type="float">
            <text:p><text:s text:c="3"/>92,417</text:p>
          </table:table-cell>
          <table:table-cell table:style-name="ce60" office:value-type="float" office:value="90606" calcext:value-type="float">
            <text:p><text:s text:c="3"/>90,606</text:p>
          </table:table-cell>
          <table:table-cell table:style-name="ce60" office:value-type="float" office:value="16566" calcext:value-type="float">
            <text:p><text:s text:c="3"/>16,566</text:p>
          </table:table-cell>
          <table:table-cell table:style-name="ce60" office:value-type="float" office:value="12397" calcext:value-type="float">
            <text:p><text:s text:c="3"/>12,397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6175" calcext:value-type="float">
            <text:p><text:s text:c="3"/>6,175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752" calcext:value-type="float">
            <text:p><text:s text:c="3"/>42,752</text:p>
          </table:table-cell>
          <table:table-cell table:style-name="ce68" office:value-type="float" office:value="42187" calcext:value-type="float">
            <text:p><text:s text:c="3"/>42,187</text:p>
          </table:table-cell>
          <table:table-cell table:style-name="ce70" office:value-type="float" office:value="8574" calcext:value-type="float">
            <text:p><text:s text:c="3"/>8,574</text:p>
          </table:table-cell>
          <table:table-cell table:style-name="ce70" office:value-type="float" office:value="7543" calcext:value-type="float">
            <text:p><text:s text:c="3"/>7,543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190" calcext:value-type="float">
            <text:p><text:s text:c="3"/>3,190</text:p>
          </table:table-cell>
          <table:table-cell table:style-name="ce70" office:value-type="float" office:value="5819" calcext:value-type="float">
            <text:p><text:s text:c="3"/>5,819</text:p>
          </table:table-cell>
          <table:table-cell table:style-name="ce70" office:value-type="float" office:value="4522" calcext:value-type="float">
            <text:p><text:s text:c="3"/>4,52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665" calcext:value-type="float">
            <text:p><text:s text:c="3"/>49,665</text:p>
          </table:table-cell>
          <table:table-cell table:style-name="ce68" office:value-type="float" office:value="48419" calcext:value-type="float">
            <text:p><text:s text:c="3"/>48,419</text:p>
          </table:table-cell>
          <table:table-cell table:style-name="ce70" office:value-type="float" office:value="7992" calcext:value-type="float">
            <text:p><text:s text:c="3"/>7,992</text:p>
          </table:table-cell>
          <table:table-cell table:style-name="ce70" office:value-type="float" office:value="4854" calcext:value-type="float">
            <text:p><text:s text:c="3"/>4,854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985" calcext:value-type="float">
            <text:p><text:s text:c="3"/>2,9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4353" calcext:value-type="float">
            <text:p><text:s text:c="3"/>94,353</text:p>
          </table:table-cell>
          <table:table-cell table:style-name="ce60" office:value-type="float" office:value="93519" calcext:value-type="float">
            <text:p><text:s text:c="3"/>93,519</text:p>
          </table:table-cell>
          <table:table-cell table:style-name="ce60" office:value-type="float" office:value="18624" calcext:value-type="float">
            <text:p><text:s text:c="3"/>18,624</text:p>
          </table:table-cell>
          <table:table-cell table:style-name="ce60" office:value-type="float" office:value="13421" calcext:value-type="float">
            <text:p><text:s text:c="3"/>13,42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284" calcext:value-type="float">
            <text:p><text:s text:c="3"/>6,28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857" calcext:value-type="float">
            <text:p><text:s text:c="3"/>42,857</text:p>
          </table:table-cell>
          <table:table-cell table:style-name="ce68" office:value-type="float" office:value="42756" calcext:value-type="float">
            <text:p><text:s text:c="3"/>42,756</text:p>
          </table:table-cell>
          <table:table-cell table:style-name="ce70" office:value-type="float" office:value="9617" calcext:value-type="float">
            <text:p><text:s text:c="3"/>9,617</text:p>
          </table:table-cell>
          <table:table-cell table:style-name="ce70" office:value-type="float" office:value="8047" calcext:value-type="float">
            <text:p><text:s text:c="3"/>8,047</text:p>
          </table:table-cell>
          <table:table-cell table:style-name="ce70" office:value-type="float" office:value="209" calcext:value-type="float">
            <text:p><text:s text:c="3"/>209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229" calcext:value-type="float">
            <text:p><text:s text:c="3"/>3,229</text:p>
          </table:table-cell>
          <table:table-cell table:style-name="ce70" office:value-type="float" office:value="13837" calcext:value-type="float">
            <text:p><text:s text:c="3"/>13,837</text:p>
          </table:table-cell>
          <table:table-cell table:style-name="ce70" office:value-type="float" office:value="4766" calcext:value-type="float">
            <text:p><text:s text:c="3"/>4,7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496" calcext:value-type="float">
            <text:p><text:s text:c="3"/>51,496</text:p>
          </table:table-cell>
          <table:table-cell table:style-name="ce68" office:value-type="float" office:value="50763" calcext:value-type="float">
            <text:p><text:s text:c="3"/>50,763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5374" calcext:value-type="float">
            <text:p><text:s text:c="3"/>5,37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055" calcext:value-type="float">
            <text:p><text:s text:c="3"/>3,05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8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711994" calcext:value-type="float">
            <text:p><text:s text:c="3"/>711,994</text:p>
          </table:table-cell>
          <table:table-cell table:style-name="ce46" office:value-type="float" office:value="707578" calcext:value-type="float">
            <text:p><text:s text:c="3"/>707,578</text:p>
          </table:table-cell>
          <table:table-cell table:style-name="ce46" office:value-type="float" office:value="136935" calcext:value-type="float">
            <text:p><text:s text:c="3"/>136,935</text:p>
          </table:table-cell>
          <table:table-cell table:style-name="ce46" office:value-type="float" office:value="110101" calcext:value-type="float">
            <text:p><text:s text:c="3"/>110,101</text:p>
          </table:table-cell>
          <table:table-cell table:style-name="ce46" office:value-type="float" office:value="2976" calcext:value-type="float">
            <text:p><text:s text:c="3"/>2,976</text:p>
          </table:table-cell>
          <table:table-cell table:style-name="ce46" office:value-type="float" office:value="1433" calcext:value-type="float">
            <text:p><text:s text:c="3"/>1,433</text:p>
          </table:table-cell>
          <table:table-cell table:style-name="ce46" office:value-type="float" office:value="748" calcext:value-type="float">
            <text:p><text:s text:c="3"/>748</text:p>
          </table:table-cell>
          <table:table-cell table:style-name="ce46" office:value-type="float" office:value="4185" calcext:value-type="float">
            <text:p><text:s text:c="3"/>4,185</text:p>
          </table:table-cell>
          <table:table-cell table:style-name="ce46" office:value-type="float" office:value="493" calcext:value-type="float">
            <text:p><text:s text:c="3"/>493</text:p>
          </table:table-cell>
          <table:table-cell table:style-name="ce46" office:value-type="float" office:value="44424" calcext:value-type="float">
            <text:p><text:s text:c="3"/>44,424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323028" calcext:value-type="float">
            <text:p><text:s text:c="3"/>323,028</text:p>
          </table:table-cell>
          <table:table-cell table:style-name="ce55" office:value-type="float" office:value="322522" calcext:value-type="float">
            <text:p><text:s text:c="3"/>322,522</text:p>
          </table:table-cell>
          <table:table-cell table:style-name="ce55" office:value-type="float" office:value="71256" calcext:value-type="float">
            <text:p><text:s text:c="3"/>71,256</text:p>
          </table:table-cell>
          <table:table-cell table:style-name="ce55" office:value-type="float" office:value="66135" calcext:value-type="float">
            <text:p><text:s text:c="3"/>66,135</text:p>
          </table:table-cell>
          <table:table-cell table:style-name="ce55" office:value-type="float" office:value="1557" calcext:value-type="float">
            <text:p><text:s text:c="3"/>1,557</text:p>
          </table:table-cell>
          <table:table-cell table:style-name="ce55" office:value-type="float" office:value="716" calcext:value-type="float">
            <text:p><text:s text:c="3"/>716</text:p>
          </table:table-cell>
          <table:table-cell table:style-name="ce55" office:value-type="float" office:value="379" calcext:value-type="float">
            <text:p><text:s text:c="3"/>379</text:p>
          </table:table-cell>
          <table:table-cell table:style-name="ce55" office:value-type="float" office:value="2303" calcext:value-type="float">
            <text:p><text:s text:c="3"/>2,303</text:p>
          </table:table-cell>
          <table:table-cell table:style-name="ce55" office:value-type="float" office:value="292" calcext:value-type="float">
            <text:p><text:s text:c="3"/>292</text:p>
          </table:table-cell>
          <table:table-cell table:style-name="ce55" office:value-type="float" office:value="22995" calcext:value-type="float">
            <text:p><text:s text:c="3"/>22,995</text:p>
          </table:table-cell>
          <table:table-cell table:style-name="ce55" office:value-type="float" office:value="98000" calcext:value-type="float">
            <text:p><text:s text:c="3"/>98,000</text:p>
          </table:table-cell>
          <table:table-cell table:style-name="ce69" office:value-type="float" office:value="35283" calcext:value-type="float">
            <text:p><text:s text:c="3"/>35,28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388966" calcext:value-type="float">
            <text:p><text:s text:c="3"/>388,966</text:p>
          </table:table-cell>
          <table:table-cell table:style-name="ce56" office:value-type="float" office:value="385056" calcext:value-type="float">
            <text:p><text:s text:c="3"/>385,056</text:p>
          </table:table-cell>
          <table:table-cell table:style-name="ce56" office:value-type="float" office:value="65679" calcext:value-type="float">
            <text:p><text:s text:c="3"/>65,679</text:p>
          </table:table-cell>
          <table:table-cell table:style-name="ce56" office:value-type="float" office:value="43966" calcext:value-type="float">
            <text:p><text:s text:c="3"/>43,966</text:p>
          </table:table-cell>
          <table:table-cell table:style-name="ce56" office:value-type="float" office:value="1419" calcext:value-type="float">
            <text:p><text:s text:c="3"/>1,419</text:p>
          </table:table-cell>
          <table:table-cell table:style-name="ce56" office:value-type="float" office:value="717" calcext:value-type="float">
            <text:p><text:s text:c="3"/>717</text:p>
          </table:table-cell>
          <table:table-cell table:style-name="ce56" office:value-type="float" office:value="369" calcext:value-type="float">
            <text:p><text:s text:c="3"/>369</text:p>
          </table:table-cell>
          <table:table-cell table:style-name="ce56" office:value-type="float" office:value="1882" calcext:value-type="float">
            <text:p><text:s text:c="3"/>1,882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56" office:value-type="float" office:value="21429" calcext:value-type="float">
            <text:p><text:s text:c="3"/>21,429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547" calcext:value-type="float">
            <text:p><text:s text:c="3"/>88,547</text:p>
          </table:table-cell>
          <table:table-cell table:style-name="ce60" office:value-type="float" office:value="88031" calcext:value-type="float">
            <text:p><text:s text:c="3"/>88,031</text:p>
          </table:table-cell>
          <table:table-cell table:style-name="ce60" office:value-type="float" office:value="16586" calcext:value-type="float">
            <text:p><text:s text:c="3"/>16,586</text:p>
          </table:table-cell>
          <table:table-cell table:style-name="ce60" office:value-type="float" office:value="14002" calcext:value-type="float">
            <text:p><text:s text:c="3"/>14,002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267" calcext:value-type="float">
            <text:p><text:s text:c="3"/>5,267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563" calcext:value-type="float">
            <text:p><text:s text:c="3"/>40,563</text:p>
          </table:table-cell>
          <table:table-cell table:style-name="ce68" office:value-type="float" office:value="40399" calcext:value-type="float">
            <text:p><text:s text:c="3"/>40,399</text:p>
          </table:table-cell>
          <table:table-cell table:style-name="ce70" office:value-type="float" office:value="8602" calcext:value-type="float">
            <text:p><text:s text:c="3"/>8,602</text:p>
          </table:table-cell>
          <table:table-cell table:style-name="ce70" office:value-type="float" office:value="8490" calcext:value-type="float">
            <text:p><text:s text:c="3"/>8,49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70" office:value-type="float" office:value="9763" calcext:value-type="float">
            <text:p><text:s text:c="3"/>9,763</text:p>
          </table:table-cell>
          <table:table-cell table:style-name="ce70" office:value-type="float" office:value="4434" calcext:value-type="float">
            <text:p><text:s text:c="3"/>4,43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84" calcext:value-type="float">
            <text:p><text:s text:c="3"/>47,984</text:p>
          </table:table-cell>
          <table:table-cell table:style-name="ce68" office:value-type="float" office:value="47632" calcext:value-type="float">
            <text:p><text:s text:c="3"/>47,632</text:p>
          </table:table-cell>
          <table:table-cell table:style-name="ce70" office:value-type="float" office:value="7984" calcext:value-type="float">
            <text:p><text:s text:c="3"/>7,984</text:p>
          </table:table-cell>
          <table:table-cell table:style-name="ce70" office:value-type="float" office:value="5512" calcext:value-type="float">
            <text:p><text:s text:c="3"/>5,51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2493" calcext:value-type="float">
            <text:p><text:s text:c="3"/>2,49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853" calcext:value-type="float">
            <text:p><text:s text:c="3"/>91,853</text:p>
          </table:table-cell>
          <table:table-cell table:style-name="ce60" office:value-type="float" office:value="91164" calcext:value-type="float">
            <text:p><text:s text:c="3"/>91,164</text:p>
          </table:table-cell>
          <table:table-cell table:style-name="ce60" office:value-type="float" office:value="16271" calcext:value-type="float">
            <text:p><text:s text:c="3"/>16,271</text:p>
          </table:table-cell>
          <table:table-cell table:style-name="ce60" office:value-type="float" office:value="12802" calcext:value-type="float">
            <text:p><text:s text:c="3"/>12,80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569" calcext:value-type="float">
            <text:p><text:s text:c="3"/>5,569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901" calcext:value-type="float">
            <text:p><text:s text:c="3"/>40,901</text:p>
          </table:table-cell>
          <table:table-cell table:style-name="ce68" office:value-type="float" office:value="40912" calcext:value-type="float">
            <text:p><text:s text:c="3"/>40,912</text:p>
          </table:table-cell>
          <table:table-cell table:style-name="ce70" office:value-type="float" office:value="8515" calcext:value-type="float">
            <text:p><text:s text:c="3"/>8,515</text:p>
          </table:table-cell>
          <table:table-cell table:style-name="ce70" office:value-type="float" office:value="7734" calcext:value-type="float">
            <text:p><text:s text:c="3"/>7,734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911" calcext:value-type="float">
            <text:p><text:s text:c="3"/>2,911</text:p>
          </table:table-cell>
          <table:table-cell table:style-name="ce70" office:value-type="float" office:value="18379" calcext:value-type="float">
            <text:p><text:s text:c="3"/>18,379</text:p>
          </table:table-cell>
          <table:table-cell table:style-name="ce70" office:value-type="float" office:value="4451" calcext:value-type="float">
            <text:p><text:s text:c="3"/>4,45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0952" calcext:value-type="float">
            <text:p><text:s text:c="3"/>50,952</text:p>
          </table:table-cell>
          <table:table-cell table:style-name="ce68" office:value-type="float" office:value="50252" calcext:value-type="float">
            <text:p><text:s text:c="3"/>50,252</text:p>
          </table:table-cell>
          <table:table-cell table:style-name="ce70" office:value-type="float" office:value="7756" calcext:value-type="float">
            <text:p><text:s text:c="3"/>7,756</text:p>
          </table:table-cell>
          <table:table-cell table:style-name="ce70" office:value-type="float" office:value="5068" calcext:value-type="float">
            <text:p><text:s text:c="3"/>5,06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28" calcext:value-type="float">
            <text:p><text:s text:c="3"/>228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658" calcext:value-type="float">
            <text:p><text:s text:c="3"/>2,658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231" calcext:value-type="float">
            <text:p><text:s text:c="3"/>88,231</text:p>
          </table:table-cell>
          <table:table-cell table:style-name="ce60" office:value-type="float" office:value="86705" calcext:value-type="float">
            <text:p><text:s text:c="3"/>86,705</text:p>
          </table:table-cell>
          <table:table-cell table:style-name="ce60" office:value-type="float" office:value="17203" calcext:value-type="float">
            <text:p><text:s text:c="3"/>17,203</text:p>
          </table:table-cell>
          <table:table-cell table:style-name="ce60" office:value-type="float" office:value="13712" calcext:value-type="float">
            <text:p><text:s text:c="3"/>13,71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883" calcext:value-type="float">
            <text:p><text:s text:c="3"/>5,883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299" calcext:value-type="float">
            <text:p><text:s text:c="3"/>40,299</text:p>
          </table:table-cell>
          <table:table-cell table:style-name="ce68" office:value-type="float" office:value="39929" calcext:value-type="float">
            <text:p><text:s text:c="3"/>39,929</text:p>
          </table:table-cell>
          <table:table-cell table:style-name="ce70" office:value-type="float" office:value="8934" calcext:value-type="float">
            <text:p><text:s text:c="3"/>8,934</text:p>
          </table:table-cell>
          <table:table-cell table:style-name="ce70" office:value-type="float" office:value="8127" calcext:value-type="float">
            <text:p><text:s text:c="3"/>8,127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0714" calcext:value-type="float">
            <text:p><text:s text:c="3"/>10,714</text:p>
          </table:table-cell>
          <table:table-cell table:style-name="ce70" office:value-type="float" office:value="4732" calcext:value-type="float">
            <text:p><text:s text:c="3"/>4,73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32" calcext:value-type="float">
            <text:p><text:s text:c="3"/>47,932</text:p>
          </table:table-cell>
          <table:table-cell table:style-name="ce68" office:value-type="float" office:value="46776" calcext:value-type="float">
            <text:p><text:s text:c="3"/>46,776</text:p>
          </table:table-cell>
          <table:table-cell table:style-name="ce70" office:value-type="float" office:value="8269" calcext:value-type="float">
            <text:p><text:s text:c="3"/>8,269</text:p>
          </table:table-cell>
          <table:table-cell table:style-name="ce70" office:value-type="float" office:value="5585" calcext:value-type="float">
            <text:p><text:s text:c="3"/>5,585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60" calcext:value-type="float">
            <text:p><text:s text:c="3"/>2,8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7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8521" calcext:value-type="float">
            <text:p><text:s text:c="3"/>98,521</text:p>
          </table:table-cell>
          <table:table-cell table:style-name="ce60" office:value-type="float" office:value="101430" calcext:value-type="float">
            <text:p><text:s text:c="3"/>101,430</text:p>
          </table:table-cell>
          <table:table-cell table:style-name="ce60" office:value-type="float" office:value="17530" calcext:value-type="float">
            <text:p><text:s text:c="3"/>17,530</text:p>
          </table:table-cell>
          <table:table-cell table:style-name="ce60" office:value-type="float" office:value="14475" calcext:value-type="float">
            <text:p><text:s text:c="3"/>14,475</text:p>
          </table:table-cell>
          <table:table-cell table:style-name="ce60" office:value-type="float" office:value="377" calcext:value-type="float">
            <text:p><text:s text:c="3"/>377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571" calcext:value-type="float">
            <text:p><text:s text:c="3"/>57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6329" calcext:value-type="float">
            <text:p><text:s text:c="3"/>6,329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4621" calcext:value-type="float">
            <text:p><text:s text:c="3"/>44,621</text:p>
          </table:table-cell>
          <table:table-cell table:style-name="ce68" office:value-type="float" office:value="46225" calcext:value-type="float">
            <text:p><text:s text:c="3"/>46,225</text:p>
          </table:table-cell>
          <table:table-cell table:style-name="ce70" office:value-type="float" office:value="9145" calcext:value-type="float">
            <text:p><text:s text:c="3"/>9,145</text:p>
          </table:table-cell>
          <table:table-cell table:style-name="ce70" office:value-type="float" office:value="8659" calcext:value-type="float">
            <text:p><text:s text:c="3"/>8,659</text:p>
          </table:table-cell>
          <table:table-cell table:style-name="ce70" office:value-type="float" office:value="190" calcext:value-type="float">
            <text:p><text:s text:c="3"/>190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3256" calcext:value-type="float">
            <text:p><text:s text:c="3"/>3,256</text:p>
          </table:table-cell>
          <table:table-cell table:style-name="ce70" office:value-type="float" office:value="11552" calcext:value-type="float">
            <text:p><text:s text:c="3"/>11,552</text:p>
          </table:table-cell>
          <table:table-cell table:style-name="ce70" office:value-type="float" office:value="5085" calcext:value-type="float">
            <text:p><text:s text:c="3"/>5,085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900" calcext:value-type="float">
            <text:p><text:s text:c="3"/>53,900</text:p>
          </table:table-cell>
          <table:table-cell table:style-name="ce68" office:value-type="float" office:value="55205" calcext:value-type="float">
            <text:p><text:s text:c="3"/>55,205</text:p>
          </table:table-cell>
          <table:table-cell table:style-name="ce70" office:value-type="float" office:value="8385" calcext:value-type="float">
            <text:p><text:s text:c="3"/>8,385</text:p>
          </table:table-cell>
          <table:table-cell table:style-name="ce70" office:value-type="float" office:value="5816" calcext:value-type="float">
            <text:p><text:s text:c="3"/>5,816</text:p>
          </table:table-cell>
          <table:table-cell table:style-name="ce70" office:value-type="float" office:value="187" calcext:value-type="float">
            <text:p><text:s text:c="3"/>18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3073" calcext:value-type="float">
            <text:p><text:s text:c="3"/>3,073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8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083" calcext:value-type="float">
            <text:p><text:s text:c="3"/>91,083</text:p>
          </table:table-cell>
          <table:table-cell table:style-name="ce60" office:value-type="float" office:value="92038" calcext:value-type="float">
            <text:p><text:s text:c="3"/>92,038</text:p>
          </table:table-cell>
          <table:table-cell table:style-name="ce60" office:value-type="float" office:value="16836" calcext:value-type="float">
            <text:p><text:s text:c="3"/>16,836</text:p>
          </table:table-cell>
          <table:table-cell table:style-name="ce60" office:value-type="float" office:value="12586" calcext:value-type="float">
            <text:p><text:s text:c="3"/>12,586</text:p>
          </table:table-cell>
          <table:table-cell table:style-name="ce60" office:value-type="float" office:value="422" calcext:value-type="float">
            <text:p><text:s text:c="3"/>422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40" calcext:value-type="float">
            <text:p><text:s text:c="3"/>54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6165" calcext:value-type="float">
            <text:p><text:s text:c="3"/>6,165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1890" calcext:value-type="float">
            <text:p><text:s text:c="3"/>41,890</text:p>
          </table:table-cell>
          <table:table-cell table:style-name="ce68" office:value-type="float" office:value="42450" calcext:value-type="float">
            <text:p><text:s text:c="3"/>42,450</text:p>
          </table:table-cell>
          <table:table-cell table:style-name="ce70" office:value-type="float" office:value="8813" calcext:value-type="float">
            <text:p><text:s text:c="3"/>8,813</text:p>
          </table:table-cell>
          <table:table-cell table:style-name="ce70" office:value-type="float" office:value="7604" calcext:value-type="float">
            <text:p><text:s text:c="3"/>7,604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70" office:value-type="float" office:value="3212" calcext:value-type="float">
            <text:p><text:s text:c="3"/>3,212</text:p>
          </table:table-cell>
          <table:table-cell table:style-name="ce70" office:value-type="float" office:value="7239" calcext:value-type="float">
            <text:p><text:s text:c="3"/>7,239</text:p>
          </table:table-cell>
          <table:table-cell table:style-name="ce70" office:value-type="float" office:value="4510" calcext:value-type="float">
            <text:p><text:s text:c="3"/>4,51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193" calcext:value-type="float">
            <text:p><text:s text:c="3"/>49,193</text:p>
          </table:table-cell>
          <table:table-cell table:style-name="ce68" office:value-type="float" office:value="49588" calcext:value-type="float">
            <text:p><text:s text:c="3"/>49,588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70" office:value-type="float" office:value="4982" calcext:value-type="float">
            <text:p><text:s text:c="3"/>4,982</text:p>
          </table:table-cell>
          <table:table-cell table:style-name="ce70" office:value-type="float" office:value="192" calcext:value-type="float">
            <text:p><text:s text:c="3"/>192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2953" calcext:value-type="float">
            <text:p><text:s text:c="3"/>2,95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-1.44" calcext:value-type="float">
            <text:p><text:s text:c="3"/>－1.44</text:p>
          </table:table-cell>
          <table:table-cell table:style-name="ce62" office:value-type="float" office:value="1.58" calcext:value-type="float">
            <text:p><text:s/>1.58</text:p>
          </table:table-cell>
          <table:table-cell table:style-name="ce62" office:value-type="float" office:value="1.63" calcext:value-type="float">
            <text:p><text:s/>1.63</text:p>
          </table:table-cell>
          <table:table-cell table:style-name="ce62" office:value-type="float" office:value="1.52" calcext:value-type="float">
            <text:p><text:s/>1.52</text:p>
          </table:table-cell>
          <table:table-cell table:style-name="ce62" office:value-type="float" office:value="7.93" calcext:value-type="float">
            <text:p><text:s/>7.93</text:p>
          </table:table-cell>
          <table:table-cell table:style-name="ce62" office:value-type="float" office:value="-14.85" calcext:value-type="float">
            <text:p><text:s text:c="3"/>－14.85</text:p>
          </table:table-cell>
          <table:table-cell table:style-name="ce62" office:value-type="float" office:value="-13.91" calcext:value-type="float">
            <text:p><text:s text:c="3"/>－13.91</text:p>
          </table:table-cell>
          <table:table-cell table:style-name="ce62" office:value-type="float" office:value="5.06" calcext:value-type="float">
            <text:p><text:s/>5.06</text:p>
          </table:table-cell>
          <table:table-cell table:style-name="ce62" office:value-type="float" office:value="-16.67" calcext:value-type="float">
            <text:p><text:s text:c="3"/>－16.67</text:p>
          </table:table-cell>
          <table:table-cell table:style-name="ce62" office:value-type="float" office:value="-0.16" calcext:value-type="float">
            <text:p><text:s text:c="3"/>－0.16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2.02" calcext:value-type="float">
            <text:p><text:s text:c="3"/>－2.02</text:p>
          </table:table-cell>
          <table:table-cell table:style-name="ce63" office:value-type="float" office:value="0.62" calcext:value-type="float">
            <text:p><text:s/>0.62</text:p>
          </table:table-cell>
          <table:table-cell table:style-name="ce63" office:value-type="float" office:value="2.79" calcext:value-type="float">
            <text:p><text:s/>2.79</text:p>
          </table:table-cell>
          <table:table-cell table:style-name="ce63" office:value-type="float" office:value="0.81" calcext:value-type="float">
            <text:p><text:s/>0.81</text:p>
          </table:table-cell>
          <table:table-cell table:style-name="ce63" office:value-type="float" office:value="6.98" calcext:value-type="float">
            <text:p><text:s/>6.98</text:p>
          </table:table-cell>
          <table:table-cell table:style-name="ce63" office:value-type="float" office:value="-19.19" calcext:value-type="float">
            <text:p><text:s text:c="3"/>－19.19</text:p>
          </table:table-cell>
          <table:table-cell table:style-name="ce63" office:value-type="float" office:value="-7.81" calcext:value-type="float">
            <text:p><text:s text:c="3"/>－7.81</text:p>
          </table:table-cell>
          <table:table-cell table:style-name="ce63" office:value-type="float" office:value="2.13" calcext:value-type="float">
            <text:p><text:s/>2.13</text:p>
          </table:table-cell>
          <table:table-cell table:style-name="ce63" office:value-type="float" office:value="-31.43" calcext:value-type="float">
            <text:p><text:s text:c="3"/>－31.43</text:p>
          </table:table-cell>
          <table:table-cell table:style-name="ce63" office:value-type="float" office:value="0.69" calcext:value-type="float">
            <text:p><text:s/>0.69</text:p>
          </table:table-cell>
          <table:table-cell table:style-name="ce63" office:value-type="float" office:value="24.4" calcext:value-type="float">
            <text:p><text:s/>24.40</text:p>
          </table:table-cell>
          <table:table-cell table:style-name="ce99" office:value-type="float" office:value="-0.27" calcext:value-type="float">
            <text:p><text:s text:c="3"/>－0.2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0.95" calcext:value-type="float">
            <text:p><text:s text:c="3"/>－0.95</text:p>
          </table:table-cell>
          <table:table-cell table:style-name="ce64" office:value-type="float" office:value="2.41" calcext:value-type="float">
            <text:p><text:s/>2.41</text:p>
          </table:table-cell>
          <table:table-cell table:style-name="ce64" office:value-type="float" office:value="0.39" calcext:value-type="float">
            <text:p><text:s/>0.39</text:p>
          </table:table-cell>
          <table:table-cell table:style-name="ce64" office:value-type="float" office:value="2.64" calcext:value-type="float">
            <text:p><text:s/>2.64</text:p>
          </table:table-cell>
          <table:table-cell table:style-name="ce64" office:value-type="float" office:value="9.09" calcext:value-type="float">
            <text:p><text:s/>9.09</text:p>
          </table:table-cell>
          <table:table-cell table:style-name="ce64" office:value-type="float" office:value="-10.68" calcext:value-type="float">
            <text:p><text:s text:c="3"/>－10.68</text:p>
          </table:table-cell>
          <table:table-cell table:style-name="ce64" office:value-type="float" office:value="-21.57" calcext:value-type="float">
            <text:p><text:s text:c="3"/>－21.57</text:p>
          </table:table-cell>
          <table:table-cell table:style-name="ce64" office:value-type="float" office:value="8.62" calcext:value-type="float">
            <text:p><text:s/>8.62</text:p>
          </table:table-cell>
          <table:table-cell table:style-name="ce64" office:value-type="float" office:value="4" calcext:value-type="float">
            <text:p><text:s/>4.00</text:p>
          </table:table-cell>
          <table:table-cell table:style-name="ce64" office:value-type="float" office:value="-1.07" calcext:value-type="float">
            <text:p><text:s text:c="3"/>－1.07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-7.55" calcext:value-type="float">
            <text:p><text:s text:c="3"/>－7.55</text:p>
          </table:table-cell>
          <table:table-cell table:style-name="ce65" office:value-type="float" office:value="-9.26" calcext:value-type="float">
            <text:p><text:s text:c="3"/>－9.26</text:p>
          </table:table-cell>
          <table:table-cell table:style-name="ce65" office:value-type="float" office:value="-3.96" calcext:value-type="float">
            <text:p><text:s text:c="3"/>－3.96</text:p>
          </table:table-cell>
          <table:table-cell table:style-name="ce65" office:value-type="float" office:value="-13.05" calcext:value-type="float">
            <text:p><text:s text:c="3"/>－13.05</text:p>
          </table:table-cell>
          <table:table-cell table:style-name="ce65" office:value-type="float" office:value="11.94" calcext:value-type="float">
            <text:p><text:s/>11.94</text:p>
          </table:table-cell>
          <table:table-cell table:style-name="ce65" office:value-type="float" office:value="-13.57" calcext:value-type="float">
            <text:p><text:s text:c="3"/>－13.57</text:p>
          </table:table-cell>
          <table:table-cell table:style-name="ce65" office:value-type="float" office:value="2.06" calcext:value-type="float">
            <text:p><text:s/>2.06</text:p>
          </table:table-cell>
          <table:table-cell table:style-name="ce65" office:value-type="float" office:value="-5.43" calcext:value-type="float">
            <text:p><text:s text:c="3"/>－5.43</text:p>
          </table:table-cell>
          <table:table-cell table:style-name="ce65" office:value-type="float" office:value="-30.56" calcext:value-type="float">
            <text:p><text:s text:c="3"/>－30.56</text:p>
          </table:table-cell>
          <table:table-cell table:style-name="ce65" office:value-type="float" office:value="-2.59" calcext:value-type="float">
            <text:p><text:s text:c="3"/>－2.59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6.12" calcext:value-type="float">
            <text:p><text:s text:c="3"/>－6.12</text:p>
          </table:table-cell>
          <table:table-cell table:style-name="ce63" office:value-type="float" office:value="-8.17" calcext:value-type="float">
            <text:p><text:s text:c="3"/>－8.17</text:p>
          </table:table-cell>
          <table:table-cell table:style-name="ce63" office:value-type="float" office:value="-3.63" calcext:value-type="float">
            <text:p><text:s text:c="3"/>－3.63</text:p>
          </table:table-cell>
          <table:table-cell table:style-name="ce63" office:value-type="float" office:value="-12.18" calcext:value-type="float">
            <text:p><text:s text:c="3"/>－12.18</text:p>
          </table:table-cell>
          <table:table-cell table:style-name="ce63" office:value-type="float" office:value="21.05" calcext:value-type="float">
            <text:p><text:s/>21.05</text:p>
          </table:table-cell>
          <table:table-cell table:style-name="ce63" office:value-type="float" office:value="-20" calcext:value-type="float">
            <text:p><text:s text:c="3"/>－20.00</text:p>
          </table:table-cell>
          <table:table-cell table:style-name="ce63" office:value-type="float" office:value="25.53" calcext:value-type="float">
            <text:p><text:s/>25.53</text:p>
          </table:table-cell>
          <table:table-cell table:style-name="ce63" office:value-type="float" office:value="-11.38" calcext:value-type="float">
            <text:p><text:s text:c="3"/>－11.38</text:p>
          </table:table-cell>
          <table:table-cell table:style-name="ce63" office:value-type="float" office:value="-47.83" calcext:value-type="float">
            <text:p><text:s text:c="3"/>－47.83</text:p>
          </table:table-cell>
          <table:table-cell table:style-name="ce63" office:value-type="float" office:value="-1.35" calcext:value-type="float">
            <text:p><text:s text:c="3"/>－1.35</text:p>
          </table:table-cell>
          <table:table-cell table:style-name="ce63" office:value-type="float" office:value="-37.34" calcext:value-type="float">
            <text:p><text:s text:c="3"/>－37.34</text:p>
          </table:table-cell>
          <table:table-cell table:style-name="ce99" office:value-type="float" office:value="-11.31" calcext:value-type="float">
            <text:p><text:s text:c="3"/>－11.31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8.73" calcext:value-type="float">
            <text:p><text:s text:c="3"/>－8.73</text:p>
          </table:table-cell>
          <table:table-cell table:style-name="ce64" office:value-type="float" office:value="-10.17" calcext:value-type="float">
            <text:p><text:s text:c="3"/>－10.17</text:p>
          </table:table-cell>
          <table:table-cell table:style-name="ce64" office:value-type="float" office:value="-4.32" calcext:value-type="float">
            <text:p><text:s text:c="3"/>－4.32</text:p>
          </table:table-cell>
          <table:table-cell table:style-name="ce64" office:value-type="float" office:value="-14.34" calcext:value-type="float">
            <text:p><text:s text:c="3"/>－14.34</text:p>
          </table:table-cell>
          <table:table-cell table:style-name="ce64" office:value-type="float" office:value="2.67" calcext:value-type="float">
            <text:p><text:s/>2.67</text:p>
          </table:table-cell>
          <table:table-cell table:style-name="ce64" office:value-type="float" office:value="-7.07" calcext:value-type="float">
            <text:p><text:s text:c="3"/>－7.07</text:p>
          </table:table-cell>
          <table:table-cell table:style-name="ce64" office:value-type="float" office:value="-20" calcext:value-type="float">
            <text:p><text:s text:c="3"/>－20.00</text:p>
          </table:table-cell>
          <table:table-cell table:style-name="ce64" office:value-type="float" office:value="2.44" calcext:value-type="float">
            <text:p><text:s/>2.44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3.9" calcext:value-type="float">
            <text:p><text:s text:c="3"/>－3.90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9月4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8 月 份" calcext:value-type="string" table:number-columns-spanned="5" table:number-rows-spanned="1">
              <text:p><text:s/>中 華 民 國 104 年 8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91083" calcext:value-type="float">
            <text:p><text:s text:c="3"/>91,083</text:p>
          </table:table-cell>
          <table:table-cell table:style-name="ce55" office:value-type="float" office:value="92038" calcext:value-type="float">
            <text:p><text:s text:c="3"/>92,038</text:p>
          </table:table-cell>
          <table:table-cell table:style-name="ce55" office:value-type="float" office:value="16836" calcext:value-type="float">
            <text:p><text:s text:c="3"/>16,836</text:p>
          </table:table-cell>
          <table:table-cell table:style-name="ce55" office:value-type="float" office:value="12586" calcext:value-type="float">
            <text:p><text:s text:c="3"/>12,586</text:p>
          </table:table-cell>
          <table:table-cell table:style-name="ce55" office:value-type="float" office:value="422" calcext:value-type="float">
            <text:p><text:s text:c="3"/>422</text:p>
          </table:table-cell>
          <table:table-cell table:style-name="ce55" office:value-type="float" office:value="172" calcext:value-type="float">
            <text:p><text:s text:c="3"/>172</text:p>
          </table:table-cell>
          <table:table-cell table:style-name="ce55" office:value-type="float" office:value="99" calcext:value-type="float">
            <text:p><text:s text:c="3"/>99</text:p>
          </table:table-cell>
          <table:table-cell table:style-name="ce55" office:value-type="float" office:value="540" calcext:value-type="float">
            <text:p><text:s text:c="3"/>540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55" office:value-type="float" office:value="6165" calcext:value-type="float">
            <text:p><text:s text:c="3"/>6,165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41890" calcext:value-type="float">
            <text:p><text:s text:c="3"/>41,890</text:p>
          </table:table-cell>
          <table:table-cell table:style-name="ce55" office:value-type="float" office:value="42450" calcext:value-type="float">
            <text:p><text:s text:c="3"/>42,450</text:p>
          </table:table-cell>
          <table:table-cell table:style-name="ce55" office:value-type="float" office:value="8813" calcext:value-type="float">
            <text:p><text:s text:c="3"/>8,813</text:p>
          </table:table-cell>
          <table:table-cell table:style-name="ce55" office:value-type="float" office:value="7604" calcext:value-type="float">
            <text:p><text:s text:c="3"/>7,604</text:p>
          </table:table-cell>
          <table:table-cell table:style-name="ce55" office:value-type="float" office:value="230" calcext:value-type="float">
            <text:p><text:s text:c="3"/>230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55" office:value-type="float" office:value="288" calcext:value-type="float">
            <text:p><text:s text:c="3"/>288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55" office:value-type="float" office:value="3212" calcext:value-type="float">
            <text:p><text:s text:c="3"/>3,212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69" office:value-type="float" office:value="4510" calcext:value-type="float">
            <text:p><text:s text:c="3"/>4,510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49193" calcext:value-type="float">
            <text:p><text:s text:c="3"/>49,193</text:p>
          </table:table-cell>
          <table:table-cell table:style-name="ce56" office:value-type="float" office:value="49588" calcext:value-type="float">
            <text:p><text:s text:c="3"/>49,588</text:p>
          </table:table-cell>
          <table:table-cell table:style-name="ce56" office:value-type="float" office:value="8023" calcext:value-type="float">
            <text:p><text:s text:c="3"/>8,023</text:p>
          </table:table-cell>
          <table:table-cell table:style-name="ce56" office:value-type="float" office:value="4982" calcext:value-type="float">
            <text:p><text:s text:c="3"/>4,982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92" calcext:value-type="float">
            <text:p><text:s text:c="3"/>9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2953" calcext:value-type="float">
            <text:p><text:s text:c="3"/>2,953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5113" calcext:value-type="float">
            <text:p><text:s text:c="3"/>15,113</text:p>
          </table:table-cell>
          <table:table-cell table:style-name="ce69" office:value-type="float" office:value="15783" calcext:value-type="float">
            <text:p><text:s text:c="3"/>15,783</text:p>
          </table:table-cell>
          <table:table-cell table:style-name="ce69" office:value-type="float" office:value="2770" calcext:value-type="float">
            <text:p><text:s text:c="3"/>2,770</text:p>
          </table:table-cell>
          <table:table-cell table:style-name="ce69" office:value-type="float" office:value="1638" calcext:value-type="float">
            <text:p><text:s text:c="3"/>1,638</text:p>
          </table:table-cell>
          <table:table-cell table:style-name="ce69" office:value-type="float" office:value="78" calcext:value-type="float">
            <text:p><text:s text:c="3"/>78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1025" calcext:value-type="float">
            <text:p><text:s text:c="3"/>1,025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6828" calcext:value-type="float">
            <text:p><text:s text:c="3"/>6,828</text:p>
          </table:table-cell>
          <table:table-cell table:style-name="ce69" office:value-type="float" office:value="7169" calcext:value-type="float">
            <text:p><text:s text:c="3"/>7,169</text:p>
          </table:table-cell>
          <table:table-cell table:style-name="ce69" office:value-type="float" office:value="1423" calcext:value-type="float">
            <text:p><text:s text:c="3"/>1,423</text:p>
          </table:table-cell>
          <table:table-cell table:style-name="ce69" office:value-type="float" office:value="983" calcext:value-type="float">
            <text:p><text:s text:c="3"/>983</text:p>
          </table:table-cell>
          <table:table-cell table:style-name="ce69" office:value-type="float" office:value="46" calcext:value-type="float">
            <text:p><text:s text:c="3"/>46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40" calcext:value-type="float">
            <text:p><text:s text:c="3"/>40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527" calcext:value-type="float">
            <text:p><text:s text:c="3"/>527</text:p>
          </table:table-cell>
          <table:table-cell table:style-name="ce69" office:value-type="float" office:value="1337" calcext:value-type="float">
            <text:p><text:s text:c="3"/>1,337</text:p>
          </table:table-cell>
          <table:table-cell table:style-name="ce69" office:value-type="float" office:value="800" calcext:value-type="float">
            <text:p><text:s text:c="3"/>800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8285" calcext:value-type="float">
            <text:p><text:s text:c="3"/>8,285</text:p>
          </table:table-cell>
          <table:table-cell table:style-name="ce69" office:value-type="float" office:value="8614" calcext:value-type="float">
            <text:p><text:s text:c="3"/>8,614</text:p>
          </table:table-cell>
          <table:table-cell table:style-name="ce69" office:value-type="float" office:value="1347" calcext:value-type="float">
            <text:p><text:s text:c="3"/>1,347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498" calcext:value-type="float">
            <text:p><text:s text:c="3"/>498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0890" calcext:value-type="float">
            <text:p><text:s text:c="3"/>10,890</text:p>
          </table:table-cell>
          <table:table-cell table:style-name="ce83" office:value-type="float" office:value="13768" calcext:value-type="float">
            <text:p><text:s text:c="3"/>13,768</text:p>
          </table:table-cell>
          <table:table-cell table:style-name="ce83" office:value-type="float" office:value="2327" calcext:value-type="float">
            <text:p><text:s text:c="3"/>2,327</text:p>
          </table:table-cell>
          <table:table-cell table:style-name="ce83" office:value-type="float" office:value="1322" calcext:value-type="float">
            <text:p><text:s text:c="3"/>1,322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style-name="ce83" office:value-type="float" office:value="29" calcext:value-type="float">
            <text:p><text:s text:c="3"/>29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581" calcext:value-type="float">
            <text:p><text:s text:c="3"/>581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033" calcext:value-type="float">
            <text:p><text:s text:c="3"/>5,033</text:p>
          </table:table-cell>
          <table:table-cell table:style-name="ce69" office:value-type="float" office:value="6395" calcext:value-type="float">
            <text:p><text:s text:c="3"/>6,395</text:p>
          </table:table-cell>
          <table:table-cell table:style-name="ce69" office:value-type="float" office:value="1229" calcext:value-type="float">
            <text:p><text:s text:c="3"/>1,229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99" calcext:value-type="float">
            <text:p><text:s text:c="3"/>299</text:p>
          </table:table-cell>
          <table:table-cell table:style-name="ce69" office:value-type="float" office:value="938" calcext:value-type="float">
            <text:p><text:s text:c="3"/>938</text:p>
          </table:table-cell>
          <table:table-cell table:style-name="ce69" office:value-type="float" office:value="458" calcext:value-type="float">
            <text:p><text:s text:c="3"/>45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857" calcext:value-type="float">
            <text:p><text:s text:c="3"/>5,857</text:p>
          </table:table-cell>
          <table:table-cell table:style-name="ce69" office:value-type="float" office:value="7373" calcext:value-type="float">
            <text:p><text:s text:c="3"/>7,373</text:p>
          </table:table-cell>
          <table:table-cell table:style-name="ce69" office:value-type="float" office:value="1098" calcext:value-type="float">
            <text:p><text:s text:c="3"/>1,098</text:p>
          </table:table-cell>
          <table:table-cell table:style-name="ce69" office:value-type="float" office:value="535" calcext:value-type="float">
            <text:p><text:s text:c="3"/>535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number-columns-repeated="2" table:style-name="ce69" office:value-type="float" office:value="9" calcext:value-type="float">
            <text:p><text:s text:c="3"/>9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82" calcext:value-type="float">
            <text:p><text:s text:c="3"/>282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10062" calcext:value-type="float">
            <text:p><text:s text:c="3"/>10,062</text:p>
          </table:table-cell>
          <table:table-cell table:style-name="ce83" office:value-type="float" office:value="7629" calcext:value-type="float">
            <text:p><text:s text:c="3"/>7,629</text:p>
          </table:table-cell>
          <table:table-cell table:style-name="ce83" office:value-type="float" office:value="1812" calcext:value-type="float">
            <text:p><text:s text:c="3"/>1,812</text:p>
          </table:table-cell>
          <table:table-cell table:style-name="ce83" office:value-type="float" office:value="821" calcext:value-type="float">
            <text:p><text:s text:c="3"/>821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671" calcext:value-type="float">
            <text:p><text:s text:c="3"/>671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510" calcext:value-type="float">
            <text:p><text:s text:c="3"/>4,510</text:p>
          </table:table-cell>
          <table:table-cell table:style-name="ce69" office:value-type="float" office:value="3411" calcext:value-type="float">
            <text:p><text:s text:c="3"/>3,411</text:p>
          </table:table-cell>
          <table:table-cell table:style-name="ce69" office:value-type="float" office:value="960" calcext:value-type="float">
            <text:p><text:s text:c="3"/>960</text:p>
          </table:table-cell>
          <table:table-cell table:style-name="ce69" office:value-type="float" office:value="521" calcext:value-type="float">
            <text:p><text:s text:c="3"/>521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69" office:value-type="float" office:value="728" calcext:value-type="float">
            <text:p><text:s text:c="3"/>728</text:p>
          </table:table-cell>
          <table:table-cell table:style-name="ce69" office:value-type="float" office:value="483" calcext:value-type="float">
            <text:p><text:s text:c="3"/>48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552" calcext:value-type="float">
            <text:p><text:s text:c="3"/>5,552</text:p>
          </table:table-cell>
          <table:table-cell table:style-name="ce69" office:value-type="float" office:value="4218" calcext:value-type="float">
            <text:p><text:s text:c="3"/>4,218</text:p>
          </table:table-cell>
          <table:table-cell table:style-name="ce69" office:value-type="float" office:value="852" calcext:value-type="float">
            <text:p><text:s text:c="3"/>852</text:p>
          </table:table-cell>
          <table:table-cell table:style-name="ce69" office:value-type="float" office:value="300" calcext:value-type="float">
            <text:p><text:s text:c="3"/>300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08" calcext:value-type="float">
            <text:p><text:s text:c="3"/>308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3260" calcext:value-type="float">
            <text:p><text:s text:c="3"/>13,260</text:p>
          </table:table-cell>
          <table:table-cell table:style-name="ce83" office:value-type="float" office:value="10988" calcext:value-type="float">
            <text:p><text:s text:c="3"/>10,988</text:p>
          </table:table-cell>
          <table:table-cell table:style-name="ce83" office:value-type="float" office:value="2052" calcext:value-type="float">
            <text:p><text:s text:c="3"/>2,052</text:p>
          </table:table-cell>
          <table:table-cell table:style-name="ce83" office:value-type="float" office:value="1272" calcext:value-type="float">
            <text:p><text:s text:c="3"/>1,272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style-name="ce83" office:value-type="float" office:value="20" calcext:value-type="float">
            <text:p><text:s text:c="3"/>2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790" calcext:value-type="float">
            <text:p><text:s text:c="3"/>790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6073" calcext:value-type="float">
            <text:p><text:s text:c="3"/>6,073</text:p>
          </table:table-cell>
          <table:table-cell table:style-name="ce69" office:value-type="float" office:value="5067" calcext:value-type="float">
            <text:p><text:s text:c="3"/>5,067</text:p>
          </table:table-cell>
          <table:table-cell table:style-name="ce69" office:value-type="float" office:value="1042" calcext:value-type="float">
            <text:p><text:s text:c="3"/>1,042</text:p>
          </table:table-cell>
          <table:table-cell table:style-name="ce69" office:value-type="float" office:value="761" calcext:value-type="float">
            <text:p><text:s text:c="3"/>761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414" calcext:value-type="float">
            <text:p><text:s text:c="3"/>414</text:p>
          </table:table-cell>
          <table:table-cell table:style-name="ce69" office:value-type="float" office:value="846" calcext:value-type="float">
            <text:p><text:s text:c="3"/>846</text:p>
          </table:table-cell>
          <table:table-cell table:style-name="ce69" office:value-type="float" office:value="547" calcext:value-type="float">
            <text:p><text:s text:c="3"/>54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187" calcext:value-type="float">
            <text:p><text:s text:c="3"/>7,187</text:p>
          </table:table-cell>
          <table:table-cell table:style-name="ce69" office:value-type="float" office:value="5921" calcext:value-type="float">
            <text:p><text:s text:c="3"/>5,921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69" office:value-type="float" office:value="511" calcext:value-type="float">
            <text:p><text:s text:c="3"/>511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76" calcext:value-type="float">
            <text:p><text:s text:c="3"/>376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6265" calcext:value-type="float">
            <text:p><text:s text:c="3"/>6,265</text:p>
          </table:table-cell>
          <table:table-cell table:style-name="ce83" office:value-type="float" office:value="6304" calcext:value-type="float">
            <text:p><text:s text:c="3"/>6,304</text:p>
          </table:table-cell>
          <table:table-cell table:style-name="ce83" office:value-type="float" office:value="1168" calcext:value-type="float">
            <text:p><text:s text:c="3"/>1,168</text:p>
          </table:table-cell>
          <table:table-cell table:style-name="ce83" office:value-type="float" office:value="1127" calcext:value-type="float">
            <text:p><text:s text:c="3"/>1,127</text:p>
          </table:table-cell>
          <table:table-cell table:style-name="ce83" office:value-type="float" office:value="21" calcext:value-type="float">
            <text:p><text:s text:c="3"/>21</text:p>
          </table:table-cell>
          <table:table-cell table:style-name="ce83" office:value-type="float" office:value="22" calcext:value-type="float">
            <text:p><text:s text:c="3"/>22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39" calcext:value-type="float">
            <text:p><text:s text:c="3"/>439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927" calcext:value-type="float">
            <text:p><text:s text:c="3"/>2,927</text:p>
          </table:table-cell>
          <table:table-cell table:style-name="ce69" office:value-type="float" office:value="2930" calcext:value-type="float">
            <text:p><text:s text:c="3"/>2,930</text:p>
          </table:table-cell>
          <table:table-cell table:style-name="ce69" office:value-type="float" office:value="604" calcext:value-type="float">
            <text:p><text:s text:c="3"/>604</text:p>
          </table:table-cell>
          <table:table-cell table:style-name="ce69" office:value-type="float" office:value="669" calcext:value-type="float">
            <text:p><text:s text:c="3"/>669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29" calcext:value-type="float">
            <text:p><text:s text:c="3"/>229</text:p>
          </table:table-cell>
          <table:table-cell table:style-name="ce69" office:value-type="float" office:value="512" calcext:value-type="float">
            <text:p><text:s text:c="3"/>512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3338" calcext:value-type="float">
            <text:p><text:s text:c="3"/>3,338</text:p>
          </table:table-cell>
          <table:table-cell table:style-name="ce82" office:value-type="float" office:value="3374" calcext:value-type="float">
            <text:p><text:s text:c="3"/>3,374</text:p>
          </table:table-cell>
          <table:table-cell table:style-name="ce82" office:value-type="float" office:value="564" calcext:value-type="float">
            <text:p><text:s text:c="3"/>564</text:p>
          </table:table-cell>
          <table:table-cell table:style-name="ce82" office:value-type="float" office:value="458" calcext:value-type="float">
            <text:p><text:s text:c="3"/>458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82" office:value-type="float" office:value="12" calcext:value-type="float">
            <text:p><text:s text:c="3"/>1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1020" calcext:value-type="float">
            <text:p><text:s text:c="3"/>11,020</text:p>
          </table:table-cell>
          <table:table-cell table:style-name="ce83" office:value-type="float" office:value="11563" calcext:value-type="float">
            <text:p><text:s text:c="3"/>11,563</text:p>
          </table:table-cell>
          <table:table-cell table:style-name="ce83" office:value-type="float" office:value="1786" calcext:value-type="float">
            <text:p><text:s text:c="3"/>1,786</text:p>
          </table:table-cell>
          <table:table-cell table:style-name="ce83" office:value-type="float" office:value="1571" calcext:value-type="float">
            <text:p><text:s text:c="3"/>1,571</text:p>
          </table:table-cell>
          <table:table-cell table:style-name="ce83" office:value-type="float" office:value="63" calcext:value-type="float">
            <text:p><text:s text:c="3"/>63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80" calcext:value-type="float">
            <text:p><text:s text:c="3"/>780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138" calcext:value-type="float">
            <text:p><text:s text:c="3"/>5,138</text:p>
          </table:table-cell>
          <table:table-cell table:style-name="ce69" office:value-type="float" office:value="5494" calcext:value-type="float">
            <text:p><text:s text:c="3"/>5,494</text:p>
          </table:table-cell>
          <table:table-cell table:style-name="ce69" office:value-type="float" office:value="977" calcext:value-type="float">
            <text:p><text:s text:c="3"/>977</text:p>
          </table:table-cell>
          <table:table-cell table:style-name="ce69" office:value-type="float" office:value="973" calcext:value-type="float">
            <text:p><text:s text:c="3"/>973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420" calcext:value-type="float">
            <text:p><text:s text:c="3"/>420</text:p>
          </table:table-cell>
          <table:table-cell table:style-name="ce69" office:value-type="float" office:value="831" calcext:value-type="float">
            <text:p><text:s text:c="3"/>831</text:p>
          </table:table-cell>
          <table:table-cell table:style-name="ce69" office:value-type="float" office:value="555" calcext:value-type="float">
            <text:p><text:s text:c="3"/>55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5882" calcext:value-type="float">
            <text:p><text:s text:c="3"/>5,882</text:p>
          </table:table-cell>
          <table:table-cell table:style-name="ce82" office:value-type="float" office:value="6069" calcext:value-type="float">
            <text:p><text:s text:c="3"/>6,069</text:p>
          </table:table-cell>
          <table:table-cell table:style-name="ce82" office:value-type="float" office:value="809" calcext:value-type="float">
            <text:p><text:s text:c="3"/>809</text:p>
          </table:table-cell>
          <table:table-cell table:style-name="ce82" office:value-type="float" office:value="598" calcext:value-type="float">
            <text:p><text:s text:c="3"/>598</text:p>
          </table:table-cell>
          <table:table-cell table:style-name="ce82" office:value-type="float" office:value="29" calcext:value-type="float">
            <text:p><text:s text:c="3"/>2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60" calcext:value-type="float">
            <text:p><text:s text:c="3"/>360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23218" calcext:value-type="float">
            <text:p><text:s text:c="3"/>23,218</text:p>
          </table:table-cell>
          <table:table-cell table:style-name="ce83" office:value-type="float" office:value="25351" calcext:value-type="float">
            <text:p><text:s text:c="3"/>25,351</text:p>
          </table:table-cell>
          <table:table-cell table:style-name="ce83" office:value-type="float" office:value="4811" calcext:value-type="float">
            <text:p><text:s text:c="3"/>4,811</text:p>
          </table:table-cell>
          <table:table-cell table:style-name="ce83" office:value-type="float" office:value="4778" calcext:value-type="float">
            <text:p><text:s text:c="3"/>4,778</text:p>
          </table:table-cell>
          <table:table-cell table:style-name="ce83" office:value-type="float" office:value="120" calcext:value-type="float">
            <text:p><text:s text:c="3"/>120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style-name="ce83" office:value-type="float" office:value="30" calcext:value-type="float">
            <text:p><text:s text:c="3"/>30</text:p>
          </table:table-cell>
          <table:table-cell table:style-name="ce83" office:value-type="float" office:value="213" calcext:value-type="float">
            <text:p><text:s text:c="3"/>213</text:p>
          </table:table-cell>
          <table:table-cell table:style-name="ce83" office:value-type="float" office:value="20" calcext:value-type="float">
            <text:p><text:s text:c="3"/>20</text:p>
          </table:table-cell>
          <table:table-cell table:style-name="ce83" office:value-type="float" office:value="1837" calcext:value-type="float">
            <text:p><text:s text:c="3"/>1,83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10728" calcext:value-type="float">
            <text:p><text:s text:c="3"/>10,728</text:p>
          </table:table-cell>
          <table:table-cell table:style-name="ce133" office:value-type="float" office:value="11656" calcext:value-type="float">
            <text:p><text:s text:c="3"/>11,656</text:p>
          </table:table-cell>
          <table:table-cell table:style-name="ce133" office:value-type="float" office:value="2515" calcext:value-type="float">
            <text:p><text:s text:c="3"/>2,515</text:p>
          </table:table-cell>
          <table:table-cell table:style-name="ce133" office:value-type="float" office:value="2876" calcext:value-type="float">
            <text:p><text:s text:c="3"/>2,876</text:p>
          </table:table-cell>
          <table:table-cell table:style-name="ce133" office:value-type="float" office:value="72" calcext:value-type="float">
            <text:p><text:s text:c="3"/>72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3" office:value-type="float" office:value="110" calcext:value-type="float">
            <text:p><text:s text:c="3"/>110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941" calcext:value-type="float">
            <text:p><text:s text:c="3"/>941</text:p>
          </table:table-cell>
          <table:table-cell table:style-name="ce133" office:value-type="float" office:value="2006" calcext:value-type="float">
            <text:p><text:s text:c="3"/>2,006</text:p>
          </table:table-cell>
          <table:table-cell table:style-name="ce141" office:value-type="float" office:value="1334" calcext:value-type="float">
            <text:p><text:s text:c="3"/>1,33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12490" calcext:value-type="float">
            <text:p><text:s text:c="3"/>12,490</text:p>
          </table:table-cell>
          <table:table-cell table:style-name="ce134" office:value-type="float" office:value="13695" calcext:value-type="float">
            <text:p><text:s text:c="3"/>13,695</text:p>
          </table:table-cell>
          <table:table-cell table:style-name="ce134" office:value-type="float" office:value="2296" calcext:value-type="float">
            <text:p><text:s text:c="3"/>2,296</text:p>
          </table:table-cell>
          <table:table-cell table:style-name="ce134" office:value-type="float" office:value="1902" calcext:value-type="float">
            <text:p><text:s text:c="3"/>1,902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34" office:value-type="float" office:value="103" calcext:value-type="float">
            <text:p><text:s text:c="3"/>103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96" calcext:value-type="float">
            <text:p><text:s text:c="3"/>89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90" calcext:value-type="float">
            <text:p><text:s text:c="3"/>1,890</text:p>
          </table:table-cell>
          <table:table-cell table:style-name="ce60" office:value-type="float" office:value="1844" calcext:value-type="float">
            <text:p><text:s text:c="3"/>1,844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97" calcext:value-type="float">
            <text:p><text:s text:c="3"/>9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61" calcext:value-type="float">
            <text:p><text:s text:c="3"/>861</text:p>
          </table:table-cell>
          <table:table-cell table:style-name="ce70" office:value-type="float" office:value="822" calcext:value-type="float">
            <text:p><text:s text:c="3"/>822</text:p>
          </table:table-cell>
          <table:table-cell table:style-name="ce70" office:value-type="float" office:value="146" calcext:value-type="float">
            <text:p><text:s text:c="3"/>146</text:p>
          </table:table-cell>
          <table:table-cell table:style-name="ce70" office:value-type="float" office:value="169" calcext:value-type="float">
            <text:p><text:s text:c="3"/>169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149" calcext:value-type="float">
            <text:p><text:s text:c="3"/>149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29" calcext:value-type="float">
            <text:p><text:s text:c="3"/>1,029</text:p>
          </table:table-cell>
          <table:table-cell table:style-name="ce135" office:value-type="float" office:value="1022" calcext:value-type="float">
            <text:p><text:s text:c="3"/>1,022</text:p>
          </table:table-cell>
          <table:table-cell table:style-name="ce135" office:value-type="float" office:value="149" calcext:value-type="float">
            <text:p><text:s text:c="3"/>149</text:p>
          </table:table-cell>
          <table:table-cell table:style-name="ce135" office:value-type="float" office:value="96" calcext:value-type="float">
            <text:p><text:s text:c="3"/>9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59" calcext:value-type="float">
            <text:p><text:s text:c="3"/>5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318" calcext:value-type="float">
            <text:p><text:s text:c="3"/>2,318</text:p>
          </table:table-cell>
          <table:table-cell table:style-name="ce60" office:value-type="float" office:value="1949" calcext:value-type="float">
            <text:p><text:s text:c="3"/>1,949</text:p>
          </table:table-cell>
          <table:table-cell table:style-name="ce60" office:value-type="float" office:value="469" calcext:value-type="float">
            <text:p><text:s text:c="3"/>469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084" calcext:value-type="float">
            <text:p><text:s text:c="3"/>1,084</text:p>
          </table:table-cell>
          <table:table-cell table:style-name="ce70" office:value-type="float" office:value="903" calcext:value-type="float">
            <text:p><text:s text:c="3"/>903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70" office:value-type="float" office:value="167" calcext:value-type="float">
            <text:p><text:s text:c="3"/>16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70" office:value-type="float" office:value="158" calcext:value-type="float">
            <text:p><text:s text:c="3"/>158</text:p>
          </table:table-cell>
          <table:table-cell table:style-name="ce70" office:value-type="float" office:value="121" calcext:value-type="float">
            <text:p><text:s text:c="3"/>12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234" calcext:value-type="float">
            <text:p><text:s text:c="3"/>1,234</text:p>
          </table:table-cell>
          <table:table-cell table:style-name="ce135" office:value-type="float" office:value="1046" calcext:value-type="float">
            <text:p><text:s text:c="3"/>1,046</text:p>
          </table:table-cell>
          <table:table-cell table:style-name="ce135" office:value-type="float" office:value="238" calcext:value-type="float">
            <text:p><text:s text:c="3"/>238</text:p>
          </table:table-cell>
          <table:table-cell table:style-name="ce135" office:value-type="float" office:value="98" calcext:value-type="float">
            <text:p><text:s text:c="3"/>98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85" calcext:value-type="float">
            <text:p><text:s text:c="3"/>8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90" calcext:value-type="float">
            <text:p><text:s text:c="3"/>1,490</text:p>
          </table:table-cell>
          <table:table-cell table:style-name="ce60" office:value-type="float" office:value="2020" calcext:value-type="float">
            <text:p><text:s text:c="3"/>2,020</text:p>
          </table:table-cell>
          <table:table-cell table:style-name="ce60" office:value-type="float" office:value="429" calcext:value-type="float">
            <text:p><text:s text:c="3"/>429</text:p>
          </table:table-cell>
          <table:table-cell table:style-name="ce60" office:value-type="float" office:value="344" calcext:value-type="float">
            <text:p><text:s text:c="3"/>34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70" calcext:value-type="float">
            <text:p><text:s text:c="3"/>17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82" calcext:value-type="float">
            <text:p><text:s text:c="3"/>682</text:p>
          </table:table-cell>
          <table:table-cell table:style-name="ce70" office:value-type="float" office:value="917" calcext:value-type="float">
            <text:p><text:s text:c="3"/>917</text:p>
          </table:table-cell>
          <table:table-cell table:style-name="ce70" office:value-type="float" office:value="222" calcext:value-type="float">
            <text:p><text:s text:c="3"/>222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4" calcext:value-type="float">
            <text:p><text:s text:c="3"/>94</text:p>
          </table:table-cell>
          <table:table-cell table:style-name="ce70" office:value-type="float" office:value="147" calcext:value-type="float">
            <text:p><text:s text:c="3"/>147</text:p>
          </table:table-cell>
          <table:table-cell table:style-name="ce70" office:value-type="float" office:value="111" calcext:value-type="float">
            <text:p><text:s text:c="3"/>11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08" calcext:value-type="float">
            <text:p><text:s text:c="3"/>808</text:p>
          </table:table-cell>
          <table:table-cell table:style-name="ce135" office:value-type="float" office:value="1103" calcext:value-type="float">
            <text:p><text:s text:c="3"/>1,103</text:p>
          </table:table-cell>
          <table:table-cell table:style-name="ce135" office:value-type="float" office:value="207" calcext:value-type="float">
            <text:p><text:s text:c="3"/>207</text:p>
          </table:table-cell>
          <table:table-cell table:style-name="ce135" office:value-type="float" office:value="132" calcext:value-type="float">
            <text:p><text:s text:c="3"/>132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76" calcext:value-type="float">
            <text:p><text:s text:c="3"/>7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3032" calcext:value-type="float">
            <text:p><text:s text:c="3"/>3,032</text:p>
          </table:table-cell>
          <table:table-cell table:style-name="ce60" office:value-type="float" office:value="3688" calcext:value-type="float">
            <text:p><text:s text:c="3"/>3,688</text:p>
          </table:table-cell>
          <table:table-cell table:style-name="ce60" office:value-type="float" office:value="1057" calcext:value-type="float">
            <text:p><text:s text:c="3"/>1,057</text:p>
          </table:table-cell>
          <table:table-cell table:style-name="ce60" office:value-type="float" office:value="802" calcext:value-type="float">
            <text:p><text:s text:c="3"/>80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65" calcext:value-type="float">
            <text:p><text:s text:c="3"/>26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351" calcext:value-type="float">
            <text:p><text:s text:c="3"/>1,351</text:p>
          </table:table-cell>
          <table:table-cell table:style-name="ce70" office:value-type="float" office:value="1710" calcext:value-type="float">
            <text:p><text:s text:c="3"/>1,710</text:p>
          </table:table-cell>
          <table:table-cell table:style-name="ce70" office:value-type="float" office:value="558" calcext:value-type="float">
            <text:p><text:s text:c="3"/>558</text:p>
          </table:table-cell>
          <table:table-cell table:style-name="ce70" office:value-type="float" office:value="478" calcext:value-type="float">
            <text:p><text:s text:c="3"/>478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351" calcext:value-type="float">
            <text:p><text:s text:c="3"/>351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681" calcext:value-type="float">
            <text:p><text:s text:c="3"/>1,681</text:p>
          </table:table-cell>
          <table:table-cell table:style-name="ce135" office:value-type="float" office:value="1978" calcext:value-type="float">
            <text:p><text:s text:c="3"/>1,978</text:p>
          </table:table-cell>
          <table:table-cell table:style-name="ce135" office:value-type="float" office:value="499" calcext:value-type="float">
            <text:p><text:s text:c="3"/>499</text:p>
          </table:table-cell>
          <table:table-cell table:style-name="ce135" office:value-type="float" office:value="324" calcext:value-type="float">
            <text:p><text:s text:c="3"/>324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29" calcext:value-type="float">
            <text:p><text:s text:c="3"/>12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57" calcext:value-type="float">
            <text:p><text:s text:c="3"/>1,357</text:p>
          </table:table-cell>
          <table:table-cell table:style-name="ce60" office:value-type="float" office:value="1682" calcext:value-type="float">
            <text:p><text:s text:c="3"/>1,682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392" calcext:value-type="float">
            <text:p><text:s text:c="3"/>39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49" calcext:value-type="float">
            <text:p><text:s text:c="3"/>649</text:p>
          </table:table-cell>
          <table:table-cell table:style-name="ce70" office:value-type="float" office:value="777" calcext:value-type="float">
            <text:p><text:s text:c="3"/>777</text:p>
          </table:table-cell>
          <table:table-cell table:style-name="ce70" office:value-type="float" office:value="154" calcext:value-type="float">
            <text:p><text:s text:c="3"/>154</text:p>
          </table:table-cell>
          <table:table-cell table:style-name="ce70" office:value-type="float" office:value="225" calcext:value-type="float">
            <text:p><text:s text:c="3"/>225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126" calcext:value-type="float">
            <text:p><text:s text:c="3"/>126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08" calcext:value-type="float">
            <text:p><text:s text:c="3"/>708</text:p>
          </table:table-cell>
          <table:table-cell table:style-name="ce135" office:value-type="float" office:value="905" calcext:value-type="float">
            <text:p><text:s text:c="3"/>905</text:p>
          </table:table-cell>
          <table:table-cell table:style-name="ce135" office:value-type="float" office:value="135" calcext:value-type="float">
            <text:p><text:s text:c="3"/>135</text:p>
          </table:table-cell>
          <table:table-cell table:style-name="ce135" office:value-type="float" office:value="167" calcext:value-type="float">
            <text:p><text:s text:c="3"/>167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81" calcext:value-type="float">
            <text:p><text:s text:c="3"/>8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76" calcext:value-type="float">
            <text:p><text:s text:c="3"/>1,876</text:p>
          </table:table-cell>
          <table:table-cell table:style-name="ce60" office:value-type="float" office:value="2180" calcext:value-type="float">
            <text:p><text:s text:c="3"/>2,180</text:p>
          </table:table-cell>
          <table:table-cell table:style-name="ce60" office:value-type="float" office:value="406" calcext:value-type="float">
            <text:p><text:s text:c="3"/>406</text:p>
          </table:table-cell>
          <table:table-cell table:style-name="ce60" office:value-type="float" office:value="536" calcext:value-type="float">
            <text:p><text:s text:c="3"/>53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77" calcext:value-type="float">
            <text:p><text:s text:c="3"/>17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70" calcext:value-type="float">
            <text:p><text:s text:c="3"/>870</text:p>
          </table:table-cell>
          <table:table-cell table:style-name="ce70" office:value-type="float" office:value="979" calcext:value-type="float">
            <text:p><text:s text:c="3"/>979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0" office:value-type="float" office:value="328" calcext:value-type="float">
            <text:p><text:s text:c="3"/>32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127" calcext:value-type="float">
            <text:p><text:s text:c="3"/>12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06" calcext:value-type="float">
            <text:p><text:s text:c="3"/>1,006</text:p>
          </table:table-cell>
          <table:table-cell table:style-name="ce135" office:value-type="float" office:value="1201" calcext:value-type="float">
            <text:p><text:s text:c="3"/>1,201</text:p>
          </table:table-cell>
          <table:table-cell table:style-name="ce135" office:value-type="float" office:value="177" calcext:value-type="float">
            <text:p><text:s text:c="3"/>177</text:p>
          </table:table-cell>
          <table:table-cell table:style-name="ce135" office:value-type="float" office:value="208" calcext:value-type="float">
            <text:p><text:s text:c="3"/>208</text:p>
          </table:table-cell>
          <table:table-cell table:number-columns-repeated="2" table:style-name="ce135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91" calcext:value-type="float">
            <text:p><text:s text:c="3"/>9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17" calcext:value-type="float">
            <text:p><text:s text:c="3"/>1,417</text:p>
          </table:table-cell>
          <table:table-cell table:style-name="ce60" office:value-type="float" office:value="1511" calcext:value-type="float">
            <text:p><text:s text:c="3"/>1,51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429" calcext:value-type="float">
            <text:p><text:s text:c="3"/>4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6" calcext:value-type="float">
            <text:p><text:s text:c="3"/>10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50" calcext:value-type="float">
            <text:p><text:s text:c="3"/>650</text:p>
          </table:table-cell>
          <table:table-cell table:style-name="ce70" office:value-type="float" office:value="716" calcext:value-type="float">
            <text:p><text:s text:c="3"/>716</text:p>
          </table:table-cell>
          <table:table-cell table:style-name="ce70" office:value-type="float" office:value="123" calcext:value-type="float">
            <text:p><text:s text:c="3"/>123</text:p>
          </table:table-cell>
          <table:table-cell table:style-name="ce70" office:value-type="float" office:value="266" calcext:value-type="float">
            <text:p><text:s text:c="3"/>26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128" calcext:value-type="float">
            <text:p><text:s text:c="3"/>128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67" calcext:value-type="float">
            <text:p><text:s text:c="3"/>767</text:p>
          </table:table-cell>
          <table:table-cell table:style-name="ce135" office:value-type="float" office:value="795" calcext:value-type="float">
            <text:p><text:s text:c="3"/>795</text:p>
          </table:table-cell>
          <table:table-cell table:style-name="ce135" office:value-type="float" office:value="124" calcext:value-type="float">
            <text:p><text:s text:c="3"/>124</text:p>
          </table:table-cell>
          <table:table-cell table:style-name="ce135" office:value-type="float" office:value="163" calcext:value-type="float">
            <text:p><text:s text:c="3"/>16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396" calcext:value-type="float">
            <text:p><text:s text:c="3"/>2,396</text:p>
          </table:table-cell>
          <table:table-cell table:style-name="ce60" office:value-type="float" office:value="2698" calcext:value-type="float">
            <text:p><text:s text:c="3"/>2,698</text:p>
          </table:table-cell>
          <table:table-cell table:style-name="ce60" office:value-type="float" office:value="434" calcext:value-type="float">
            <text:p><text:s text:c="3"/>434</text:p>
          </table:table-cell>
          <table:table-cell table:style-name="ce60" office:value-type="float" office:value="678" calcext:value-type="float">
            <text:p><text:s text:c="3"/>678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22" calcext:value-type="float">
            <text:p><text:s text:c="3"/>22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140" calcext:value-type="float">
            <text:p><text:s text:c="3"/>1,140</text:p>
          </table:table-cell>
          <table:table-cell table:style-name="ce70" office:value-type="float" office:value="1259" calcext:value-type="float">
            <text:p><text:s text:c="3"/>1,259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416" calcext:value-type="float">
            <text:p><text:s text:c="3"/>416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22" calcext:value-type="float">
            <text:p><text:s text:c="3"/>122</text:p>
          </table:table-cell>
          <table:table-cell table:style-name="ce70" office:value-type="float" office:value="245" calcext:value-type="float">
            <text:p><text:s text:c="3"/>245</text:p>
          </table:table-cell>
          <table:table-cell table:style-name="ce70" office:value-type="float" office:value="154" calcext:value-type="float">
            <text:p><text:s text:c="3"/>15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256" calcext:value-type="float">
            <text:p><text:s text:c="3"/>1,256</text:p>
          </table:table-cell>
          <table:table-cell table:style-name="ce135" office:value-type="float" office:value="1439" calcext:value-type="float">
            <text:p><text:s text:c="3"/>1,439</text:p>
          </table:table-cell>
          <table:table-cell table:style-name="ce135" office:value-type="float" office:value="196" calcext:value-type="float">
            <text:p><text:s text:c="3"/>196</text:p>
          </table:table-cell>
          <table:table-cell table:style-name="ce135" office:value-type="float" office:value="262" calcext:value-type="float">
            <text:p><text:s text:c="3"/>262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00" calcext:value-type="float">
            <text:p><text:s text:c="3"/>10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843" calcext:value-type="float">
            <text:p><text:s text:c="3"/>843</text:p>
          </table:table-cell>
          <table:table-cell table:style-name="ce60" office:value-type="float" office:value="840" calcext:value-type="float">
            <text:p><text:s text:c="3"/>840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92" calcext:value-type="float">
            <text:p><text:s text:c="3"/>9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97" calcext:value-type="float">
            <text:p><text:s text:c="3"/>397</text:p>
          </table:table-cell>
          <table:table-cell table:style-name="ce70" office:value-type="float" office:value="398" calcext:value-type="float">
            <text:p><text:s text:c="3"/>398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446" calcext:value-type="float">
            <text:p><text:s text:c="3"/>446</text:p>
          </table:table-cell>
          <table:table-cell table:style-name="ce135" office:value-type="float" office:value="442" calcext:value-type="float">
            <text:p><text:s text:c="3"/>442</text:p>
          </table:table-cell>
          <table:table-cell table:style-name="ce135" office:value-type="float" office:value="65" calcext:value-type="float">
            <text:p><text:s text:c="3"/>65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588" calcext:value-type="float">
            <text:p><text:s text:c="3"/>1,588</text:p>
          </table:table-cell>
          <table:table-cell table:style-name="ce60" office:value-type="float" office:value="1686" calcext:value-type="float">
            <text:p><text:s text:c="3"/>1,686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00" calcext:value-type="float">
            <text:p><text:s text:c="3"/>10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24" calcext:value-type="float">
            <text:p><text:s text:c="3"/>724</text:p>
          </table:table-cell>
          <table:table-cell table:style-name="ce70" office:value-type="float" office:value="753" calcext:value-type="float">
            <text:p><text:s text:c="3"/>753</text:p>
          </table:table-cell>
          <table:table-cell table:style-name="ce70" office:value-type="float" office:value="110" calcext:value-type="float">
            <text:p><text:s text:c="3"/>110</text:p>
          </table:table-cell>
          <table:table-cell table:style-name="ce70" office:value-type="float" office:value="162" calcext:value-type="float">
            <text:p><text:s text:c="3"/>162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123" calcext:value-type="float">
            <text:p><text:s text:c="3"/>123</text:p>
          </table:table-cell>
          <table:table-cell table:style-name="ce70" office:value-type="float" office:value="72" calcext:value-type="float">
            <text:p><text:s text:c="3"/>7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64" calcext:value-type="float">
            <text:p><text:s text:c="3"/>864</text:p>
          </table:table-cell>
          <table:table-cell table:style-name="ce135" office:value-type="float" office:value="933" calcext:value-type="float">
            <text:p><text:s text:c="3"/>933</text:p>
          </table:table-cell>
          <table:table-cell table:style-name="ce135" office:value-type="float" office:value="106" calcext:value-type="float">
            <text:p><text:s text:c="3"/>106</text:p>
          </table:table-cell>
          <table:table-cell table:style-name="ce135" office:value-type="float" office:value="107" calcext:value-type="float">
            <text:p><text:s text:c="3"/>10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421" calcext:value-type="float">
            <text:p><text:s text:c="3"/>421</text:p>
          </table:table-cell>
          <table:table-cell table:style-name="ce60" office:value-type="float" office:value="466" calcext:value-type="float">
            <text:p><text:s text:c="3"/>466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17" calcext:value-type="float">
            <text:p><text:s text:c="3"/>217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4" table:style-name="ce70" office:value-type="float" office:value="0" calcext:value-type="float">
            <text:p>—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04" calcext:value-type="float">
            <text:p><text:s text:c="3"/>204</text:p>
          </table:table-cell>
          <table:table-cell table:style-name="ce135" office:value-type="float" office:value="214" calcext:value-type="float">
            <text:p><text:s text:c="3"/>214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97" calcext:value-type="float">
            <text:p><text:s text:c="3"/>1,697</text:p>
          </table:table-cell>
          <table:table-cell table:style-name="ce60" office:value-type="float" office:value="1706" calcext:value-type="float">
            <text:p><text:s text:c="3"/>1,706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01" calcext:value-type="float">
            <text:p><text:s text:c="3"/>10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02" calcext:value-type="float">
            <text:p><text:s text:c="3"/>802</text:p>
          </table:table-cell>
          <table:table-cell table:style-name="ce70" office:value-type="float" office:value="814" calcext:value-type="float">
            <text:p><text:s text:c="3"/>814</text:p>
          </table:table-cell>
          <table:table-cell table:style-name="ce70" office:value-type="float" office:value="98" calcext:value-type="float">
            <text:p><text:s text:c="3"/>98</text:p>
          </table:table-cell>
          <table:table-cell table:style-name="ce70" office:value-type="float" office:value="111" calcext:value-type="float">
            <text:p><text:s text:c="3"/>11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109" calcext:value-type="float">
            <text:p><text:s text:c="3"/>109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95" calcext:value-type="float">
            <text:p><text:s text:c="3"/>895</text:p>
          </table:table-cell>
          <table:table-cell table:style-name="ce135" office:value-type="float" office:value="892" calcext:value-type="float">
            <text:p><text:s text:c="3"/>892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style-name="ce135" office:value-type="float" office:value="80" calcext:value-type="float">
            <text:p><text:s text:c="3"/>80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55" calcext:value-type="float">
            <text:p><text:s text:c="3"/>1,855</text:p>
          </table:table-cell>
          <table:table-cell table:style-name="ce60" office:value-type="float" office:value="1946" calcext:value-type="float">
            <text:p><text:s text:c="3"/>1,946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16" calcext:value-type="float">
            <text:p><text:s text:c="3"/>11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34" calcext:value-type="float">
            <text:p><text:s text:c="3"/>834</text:p>
          </table:table-cell>
          <table:table-cell table:style-name="ce70" office:value-type="float" office:value="863" calcext:value-type="float">
            <text:p><text:s text:c="3"/>863</text:p>
          </table:table-cell>
          <table:table-cell table:style-name="ce70" office:value-type="float" office:value="216" calcext:value-type="float">
            <text:p><text:s text:c="3"/>216</text:p>
          </table:table-cell>
          <table:table-cell table:style-name="ce70" office:value-type="float" office:value="107" calcext:value-type="float">
            <text:p><text:s text:c="3"/>10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70" office:value-type="float" office:value="145" calcext:value-type="float">
            <text:p><text:s text:c="3"/>145</text:p>
          </table:table-cell>
          <table:table-cell table:style-name="ce70" office:value-type="float" office:value="77" calcext:value-type="float">
            <text:p><text:s text:c="3"/>7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21" calcext:value-type="float">
            <text:p><text:s text:c="3"/>1,021</text:p>
          </table:table-cell>
          <table:table-cell table:style-name="ce135" office:value-type="float" office:value="1083" calcext:value-type="float">
            <text:p><text:s text:c="3"/>1,083</text:p>
          </table:table-cell>
          <table:table-cell table:style-name="ce135" office:value-type="float" office:value="191" calcext:value-type="float">
            <text:p><text:s text:c="3"/>191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number-columns-repeated="2" table:style-name="ce135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38" calcext:value-type="float">
            <text:p><text:s text:c="3"/>1,038</text:p>
          </table:table-cell>
          <table:table-cell table:style-name="ce60" office:value-type="float" office:value="1135" calcext:value-type="float">
            <text:p><text:s text:c="3"/>1,135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0" calcext:value-type="float">
            <text:p><text:s text:c="3"/>6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67" calcext:value-type="float">
            <text:p><text:s text:c="3"/>467</text:p>
          </table:table-cell>
          <table:table-cell table:style-name="ce70" office:value-type="float" office:value="493" calcext:value-type="float">
            <text:p><text:s text:c="3"/>493</text:p>
          </table:table-cell>
          <table:table-cell table:style-name="ce70" office:value-type="float" office:value="94" calcext:value-type="float">
            <text:p><text:s text:c="3"/>94</text:p>
          </table:table-cell>
          <table:table-cell table:style-name="ce70" office:value-type="float" office:value="93" calcext:value-type="float">
            <text:p><text:s text:c="3"/>93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71" calcext:value-type="float">
            <text:p><text:s text:c="3"/>571</text:p>
          </table:table-cell>
          <table:table-cell table:style-name="ce135" office:value-type="float" office:value="642" calcext:value-type="float">
            <text:p><text:s text:c="3"/>642</text:p>
          </table:table-cell>
          <table:table-cell table:style-name="ce135" office:value-type="float" office:value="91" calcext:value-type="float">
            <text:p><text:s text:c="3"/>91</text:p>
          </table:table-cell>
          <table:table-cell table:style-name="ce135" office:value-type="float" office:value="71" calcext:value-type="float">
            <text:p><text:s text:c="3"/>71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55" calcext:value-type="float">
            <text:p><text:s text:c="3"/>1,255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10" calcext:value-type="float">
            <text:p><text:s text:c="3"/>110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3" calcext:value-type="float">
            <text:p><text:s text:c="3"/>653</text:p>
          </table:table-cell>
          <table:table-cell table:style-name="ce51" office:value-type="float" office:value="328" calcext:value-type="float">
            <text:p><text:s text:c="3"/>32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602" calcext:value-type="float">
            <text:p><text:s text:c="3"/>602</text:p>
          </table:table-cell>
          <table:table-cell table:style-name="ce52" office:value-type="float" office:value="324" calcext:value-type="float">
            <text:p><text:s text:c="3"/>324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41" calcext:value-type="float">
            <text:p><text:s text:c="3"/>1,141</text:p>
          </table:table-cell>
          <table:table-cell table:style-name="ce60" office:value-type="float" office:value="551" calcext:value-type="float">
            <text:p><text:s text:c="3"/>551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2" table:style-name="ce137" office:value-type="float" office:value="1" calcext:value-type="float">
            <text:p><text:s text:c="3"/>1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92" calcext:value-type="float">
            <text:p><text:s text:c="3"/>592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49" calcext:value-type="float">
            <text:p><text:s text:c="3"/>549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9月4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8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8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8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8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8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8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9-04T13:20:02</meta:creation-date>
    <dc:creator>溫麗華</dc:creator>
    <dc:date>2015-09-04T13:21:02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